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margin-bottom="0.1388in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bottom="0.1388in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Hyperlink" style:family="text">
      <style:text-properties style:font-name-asian="Calibri" style:font-name-complex="Calibri" fo:font-weight="bold" style:font-weight-asian="bold" style:font-weight-complex="bold"/>
    </style:style>
    <style:style style:name="T23" style:parent-style-name="DefaultParagraphFont" style:family="text">
      <style:text-properties style:font-name-asian="Calibri" style:font-name-complex="Calibri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/>
    </style:style>
    <style:style style:name="P26" style:parent-style-name="Normal" style:family="paragraph">
      <style:paragraph-properties fo:margin-bottom="0.1388in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388in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/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Hyperlink" style:family="text">
      <style:text-properties style:font-name-asian="Calibri" style:font-name-complex="Calibri" fo:font-weight="bold" style:font-weight-asian="bold" style:font-weight-complex="bold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/>
    </style:style>
    <style:style style:name="P45" style:parent-style-name="Normal" style:family="paragraph">
      <style:paragraph-properties fo:margin-bottom="0.1388in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/>
    </style:style>
    <style:style style:name="P54" style:parent-style-name="Normal" style:family="paragraph">
      <style:paragraph-properties fo:margin-bottom="0.1388in"/>
    </style:style>
    <style:style style:name="T55" style:parent-style-name="DefaultParagraphFont" style:family="text">
      <style:text-properties style:font-name-asian="Calibri" style:font-name-complex="Calibri"/>
    </style:style>
    <style:style style:name="P56" style:parent-style-name="Normal" style:family="paragraph">
      <style:paragraph-properties fo:margin-bottom="0.1388in"/>
    </style:style>
    <style:style style:name="P57" style:parent-style-name="Normal" style:family="paragraph">
      <style:paragraph-properties fo:margin-bottom="0.1388in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/>
    </style:style>
    <style:style style:name="P62" style:parent-style-name="Normal" style:family="paragraph">
      <style:paragraph-properties fo:margin-bottom="0.1388in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/>
    </style:style>
    <style:style style:name="P67" style:parent-style-name="Normal" style:family="paragraph">
      <style:paragraph-properties fo:margin-bottom="0.1388in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/>
    </style:style>
    <style:style style:name="P74" style:parent-style-name="Normal" style:family="paragraph">
      <style:paragraph-properties fo:margin-bottom="0.1388in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388in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/>
    </style:style>
    <style:style style:name="P81" style:parent-style-name="Normal" style:family="paragraph">
      <style:paragraph-properties fo:margin-bottom="0.1388in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/>
    </style:style>
    <style:style style:name="P86" style:parent-style-name="Normal" style:family="paragraph">
      <style:paragraph-properties fo:margin-bottom="0.1388in"/>
    </style:style>
    <style:style style:name="T87" style:parent-style-name="DefaultParagraphFont" style:family="text">
      <style:text-properties style:font-name-asian="Calibri" style:font-name-complex="Calibri"/>
    </style:style>
    <style:style style:name="P88" style:parent-style-name="Normal" style:family="paragraph">
      <style:paragraph-properties fo:margin-bottom="0.1388in"/>
    </style:style>
    <style:style style:name="P89" style:parent-style-name="Normal" style:family="paragraph">
      <style:paragraph-properties fo:margin-bottom="0.1388in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/>
    </style:style>
    <style:style style:name="T94" style:parent-style-name="DefaultParagraphFont" style:family="text">
      <style:text-properties style:font-name-asian="Calibri" style:font-name-complex="Calibri"/>
    </style:style>
    <style:style style:name="T95" style:parent-style-name="DefaultParagraphFont" style:family="text">
      <style:text-properties style:font-name-asian="Calibri" style:font-name-complex="Calibri"/>
    </style:style>
    <style:style style:name="T96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Step-by-Step Guide</text:span></text:p>
      <text:p text:style-name="P3"/>
      <text:p text:style-name="P4"><text:span text:style-name="T5">Step 1: Clone the GitHub Repository</text:span></text:p>
      <text:p text:style-name="P6"/>
      <text:p text:style-name="P7"><text:span text:style-name="T8">To create a folder and link it to the GitHub repository, follow these steps:</text:span></text:p>
      <text:p text:style-name="P9"><text:span text:style-name="T10">1. Open Git Bash or Command Prompt on your system.</text:span></text:p>
      <text:p text:style-name="P11"><text:span text:style-name="T12">2. Navigate to the directory where you want to create the folder:</text:span></text:p>
      <text:p text:style-name="P13"><text:span text:style-name="T14">cd path/to/your/directory</text:span></text:p>
      <text:p text:style-name="P15"><text:span text:style-name="T16">3. Clone the repository using the following command:</text:span></text:p>
      <text:p text:style-name="P17"><text:span text:style-name="T18">git clone<text:s/></text:span><text:a xlink:href="https://github.com/ranjeet-kp/2302031800111_WT_UI-UX_SEM4.git" office:target-frame-name="_top" xlink:show="replace"><text:span text:style-name="T19">https://github.com/ranjeet-kp/2302031800111_WT_UI-UX_SEM4.git</text:span></text:a></text:p>
      <text:p text:style-name="P20"><text:span text:style-name="T21">This will create a folder named<text:s/></text:span><text:a xlink:href="https://github.com/ranjeet-kp/2302031800111_WT_UI-UX_SEM4" office:target-frame-name="_top" xlink:show="replace"><text:span text:style-name="T22">2302031800111_WT_UI-UX_SEM4</text:span></text:a><text:span text:style-name="T23"><text:s/></text:span><text:span text:style-name="T24">containing the repository files.</text:span></text:p>
      <text:p text:style-name="P25"/>
      <text:p text:style-name="P26"><text:span text:style-name="T27">Step 2: Create the "Assignment</text:span><text:span text:style-name="T28">-</text:span><text:span text:style-name="T29">1" Folder</text:span></text:p>
      <text:p text:style-name="P30"><text:span text:style-name="T31">1. Change directory to the cloned repository:</text:span></text:p>
      <text:p text:style-name="P32"><text:span text:style-name="T33">cd<text:s/></text:span><text:a xlink:href="https://github.com/ranjeet-kp/2302031800111_WT_UI-UX_SEM4" office:target-frame-name="_top" xlink:show="replace"><text:span text:style-name="T34">2302031800111_WT_UI-UX_SEM4</text:span></text:a></text:p>
      <text:p text:style-name="P35"/>
      <text:p text:style-name="P36"><text:span text:style-name="T37">2. Create a new folder named Assignment</text:span><text:span text:style-name="T38">-</text:span><text:span text:style-name="T39">1:</text:span></text:p>
      <text:p text:style-name="P40"><text:span text:style-name="T41">mkdir Assignment</text:span><text:span text:style-name="T42">-</text:span><text:span text:style-name="T43">1</text:span></text:p>
      <text:p text:style-name="P44"/>
      <text:p text:style-name="P45"><text:span text:style-name="T46">3. Move into the Assignment</text:span><text:span text:style-name="T47">-</text:span><text:span text:style-name="T48">1 folder:</text:span></text:p>
      <text:p text:style-name="P49"><text:span text:style-name="T50">cd Assignment</text:span><text:span text:style-name="T51">-</text:span><text:span text:style-name="T52">1</text:span></text:p>
      <text:p text:style-name="P53"/>
      <text:p text:style-name="P54"><text:span text:style-name="T55">4. Add the necessary files for the assignment inside this folder.</text:span></text:p>
      <text:p text:style-name="P56"/>
      <text:p text:style-name="P57"><text:span text:style-name="T58">Step 3: Push the Changes to GitHub</text:span></text:p>
      <text:p text:style-name="P59"><text:span text:style-name="T60">Once you have added the necessary files, follow these steps to push them to the repository:</text:span></text:p>
      <text:p text:style-name="P61"/>
      <text:p text:style-name="P62"><text:span text:style-name="T63">1. Navigate to the repository root if not already there:</text:span></text:p>
      <text:p text:style-name="P64"><text:span text:style-name="T65">cd ..</text:span></text:p>
      <text:p text:style-name="P66"/>
      <text:soft-page-break/>
      <text:p text:style-name="P67"><text:span text:style-name="T68">2. Add the new folder to Git tracking:</text:span></text:p>
      <text:p text:style-name="P69"><text:span text:style-name="T70">git add Assignment</text:span><text:span text:style-name="T71">-</text:span><text:span text:style-name="T72">1/</text:span></text:p>
      <text:p text:style-name="P73"/>
      <text:p text:style-name="P74"><text:span text:style-name="T75">3. Commit the changes:</text:span></text:p>
      <text:p text:style-name="P76"><text:span text:style-name="T77">git commit -m "Added Assignment</text:span><text:span text:style-name="T78">-</text:span><text:span text:style-name="T79">1 folder"</text:span></text:p>
      <text:p text:style-name="P80"/>
      <text:p text:style-name="P81"><text:span text:style-name="T82">4. Push the changes to GitHub:</text:span></text:p>
      <text:p text:style-name="P83"><text:span text:style-name="T84">git push origin main</text:span></text:p>
      <text:p text:style-name="P85"/>
      <text:p text:style-name="P86"><text:span text:style-name="T87">(Replace main with the correct branch name if needed.)</text:span></text:p>
      <text:p text:style-name="P88"/>
      <text:p text:style-name="P89"><text:span text:style-name="T90">Step 4: Verify on GitHub</text:span></text:p>
      <text:p text:style-name="P91"><text:span text:style-name="T92">1. Go to GitHub Repository.</text:span></text:p>
      <text:p text:style-name="P93"><text:span text:style-name="T94">2. Check if the Assignment</text:span><text:span text:style-name="T95">-</text:span><text:span text:style-name="T96">1 folder appears in the reposito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EEPAK</meta:initial-creator>
    <dc:creator>DEEPAK SISODIYA</dc:creator>
    <meta:creation-date>2025-02-10T16:51:00Z</meta:creation-date>
    <dc:date>2025-02-10T16:52:00Z</dc:date>
    <meta:template xlink:href="Normal" xlink:type="simple"/>
    <meta:editing-cycles>2</meta:editing-cycles>
    <meta:editing-duration>PT480S</meta:editing-duration>
    <meta:document-statistic meta:page-count="2" meta:paragraph-count="3" meta:word-count="234" meta:character-count="1568" meta:row-count="11" meta:non-whitespace-character-count="1337"/>
  </office:meta>
</office:document-meta>
</file>